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9547" officeooo:paragraph-rsid="001c9547"/>
    </style:style>
    <style:style style:name="P2" style:family="paragraph" style:parent-style-name="Preformatted_20_Text">
      <style:text-properties officeooo:rsid="001c9547" officeooo:paragraph-rsid="002b8508"/>
    </style:style>
    <style:style style:name="P3" style:family="paragraph" style:parent-style-name="Preformatted_20_Text">
      <style:text-properties officeooo:rsid="001c9547" officeooo:paragraph-rsid="003175ff"/>
    </style:style>
    <style:style style:name="P4" style:family="paragraph" style:parent-style-name="Preformatted_20_Text">
      <style:text-properties officeooo:rsid="001c9547" officeooo:paragraph-rsid="0032d585"/>
    </style:style>
    <style:style style:name="P5" style:family="paragraph" style:parent-style-name="Preformatted_20_Text">
      <style:text-properties officeooo:rsid="001c9547" officeooo:paragraph-rsid="00332d53"/>
    </style:style>
    <style:style style:name="P6" style:family="paragraph" style:parent-style-name="Preformatted_20_Text">
      <style:text-properties officeooo:rsid="001c9547" officeooo:paragraph-rsid="0034d8b2"/>
    </style:style>
    <style:style style:name="P7" style:family="paragraph" style:parent-style-name="Preformatted_20_Text">
      <style:text-properties officeooo:rsid="001c9547" officeooo:paragraph-rsid="0036ffe0"/>
    </style:style>
    <style:style style:name="P8" style:family="paragraph" style:parent-style-name="Preformatted_20_Text">
      <style:text-properties officeooo:rsid="00209424" officeooo:paragraph-rsid="00209424"/>
    </style:style>
    <style:style style:name="P9" style:family="paragraph" style:parent-style-name="Preformatted_20_Text">
      <style:text-properties officeooo:rsid="0021c639" officeooo:paragraph-rsid="0021c639"/>
    </style:style>
    <style:style style:name="P10" style:family="paragraph" style:parent-style-name="Preformatted_20_Text">
      <style:text-properties officeooo:rsid="0021c639" officeooo:paragraph-rsid="00231107"/>
    </style:style>
    <style:style style:name="P11" style:family="paragraph" style:parent-style-name="Preformatted_20_Text">
      <style:text-properties officeooo:rsid="00231107" officeooo:paragraph-rsid="00231107"/>
    </style:style>
    <style:style style:name="P12" style:family="paragraph" style:parent-style-name="Preformatted_20_Text">
      <style:text-properties officeooo:rsid="0023ea52" officeooo:paragraph-rsid="0023ea52"/>
    </style:style>
    <style:style style:name="P13" style:family="paragraph" style:parent-style-name="Preformatted_20_Text">
      <style:text-properties officeooo:rsid="0023f67b" officeooo:paragraph-rsid="0023f67b"/>
    </style:style>
    <style:style style:name="P14" style:family="paragraph" style:parent-style-name="Preformatted_20_Text">
      <style:text-properties style:text-underline-style="solid" style:text-underline-width="auto" style:text-underline-color="font-color" officeooo:rsid="0021c639" officeooo:paragraph-rsid="0021c639"/>
    </style:style>
    <style:style style:name="P15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26def0" officeooo:paragraph-rsid="0026def0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26def0" officeooo:paragraph-rsid="00289471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26def0" officeooo:paragraph-rsid="0036ffe0" style:font-weight-asian="bold" style:font-weight-complex="bold"/>
    </style:style>
    <style:style style:name="P18" style:family="paragraph" style:parent-style-name="Preformatted_20_Text">
      <style:text-properties style:text-underline-style="solid" style:text-underline-width="auto" style:text-underline-color="font-color" officeooo:rsid="004bb20d" officeooo:paragraph-rsid="004bb20d"/>
    </style:style>
    <style:style style:name="P19" style:family="paragraph" style:parent-style-name="Preformatted_20_Text">
      <style:text-properties style:text-underline-style="solid" style:text-underline-width="auto" style:text-underline-color="font-color" officeooo:rsid="004bb20d" officeooo:paragraph-rsid="004cac27"/>
    </style:style>
    <style:style style:name="P20" style:family="paragraph" style:parent-style-name="Preformatted_20_Text">
      <style:text-properties style:text-underline-style="solid" style:text-underline-width="auto" style:text-underline-color="font-color" officeooo:rsid="004bb20d" officeooo:paragraph-rsid="005078b8"/>
    </style:style>
    <style:style style:name="P21" style:family="paragraph" style:parent-style-name="Preformatted_20_Text">
      <style:text-properties style:text-underline-style="solid" style:text-underline-width="auto" style:text-underline-color="font-color" officeooo:rsid="0042f367" officeooo:paragraph-rsid="005043d1"/>
    </style:style>
    <style:style style:name="P22" style:family="paragraph" style:parent-style-name="Preformatted_20_Text">
      <style:text-properties style:text-underline-style="solid" style:text-underline-width="auto" style:text-underline-color="font-color" officeooo:rsid="004af934" officeooo:paragraph-rsid="0051d767"/>
    </style:style>
    <style:style style:name="P23" style:family="paragraph" style:parent-style-name="Preformatted_20_Text">
      <style:text-properties style:text-underline-style="solid" style:text-underline-width="auto" style:text-underline-color="font-color" officeooo:rsid="0049518b" officeooo:paragraph-rsid="0055e428"/>
    </style:style>
    <style:style style:name="P24" style:family="paragraph" style:parent-style-name="Preformatted_20_Text">
      <style:text-properties style:text-underline-style="solid" style:text-underline-width="auto" style:text-underline-color="font-color" officeooo:rsid="0059e7ab" officeooo:paragraph-rsid="0059e7ab"/>
    </style:style>
    <style:style style:name="P25" style:family="paragraph" style:parent-style-name="Preformatted_20_Text">
      <style:text-properties style:text-underline-style="solid" style:text-underline-width="auto" style:text-underline-color="font-color" officeooo:rsid="005acaff" officeooo:paragraph-rsid="005c2b11"/>
    </style:style>
    <style:style style:name="P26" style:family="paragraph" style:parent-style-name="Preformatted_20_Text">
      <style:text-properties officeooo:rsid="00376482" officeooo:paragraph-rsid="00376482"/>
    </style:style>
    <style:style style:name="P27" style:family="paragraph" style:parent-style-name="Preformatted_20_Text">
      <style:text-properties officeooo:rsid="003af738" officeooo:paragraph-rsid="004d7dee"/>
    </style:style>
    <style:style style:name="P28" style:family="paragraph" style:parent-style-name="Preformatted_20_Text">
      <style:text-properties officeooo:rsid="003ebcad" officeooo:paragraph-rsid="004d7dee"/>
    </style:style>
    <style:style style:name="P29" style:family="paragraph" style:parent-style-name="Preformatted_20_Text">
      <style:text-properties officeooo:rsid="00421f6c" officeooo:paragraph-rsid="004d7dee"/>
    </style:style>
    <style:style style:name="P30" style:family="paragraph" style:parent-style-name="Preformatted_20_Text">
      <style:text-properties officeooo:rsid="0042f367" officeooo:paragraph-rsid="0042f367"/>
    </style:style>
    <style:style style:name="P31" style:family="paragraph" style:parent-style-name="Preformatted_20_Text">
      <style:text-properties officeooo:rsid="0045593c" officeooo:paragraph-rsid="0055e428"/>
    </style:style>
    <style:style style:name="P32" style:family="paragraph" style:parent-style-name="Preformatted_20_Text">
      <style:text-properties officeooo:rsid="0047521e" officeooo:paragraph-rsid="0047521e"/>
    </style:style>
    <style:style style:name="P33" style:family="paragraph" style:parent-style-name="Preformatted_20_Text">
      <style:text-properties officeooo:rsid="0047521e" officeooo:paragraph-rsid="0051d767"/>
    </style:style>
    <style:style style:name="P34" style:family="paragraph" style:parent-style-name="Preformatted_20_Text">
      <style:text-properties officeooo:rsid="0047521e" officeooo:paragraph-rsid="0055e428"/>
    </style:style>
    <style:style style:name="P35" style:family="paragraph" style:parent-style-name="Preformatted_20_Text">
      <style:text-properties officeooo:rsid="0049518b" officeooo:paragraph-rsid="0049518b"/>
    </style:style>
    <style:style style:name="P36" style:family="paragraph" style:parent-style-name="Preformatted_20_Text">
      <style:text-properties officeooo:rsid="004af934" officeooo:paragraph-rsid="0051d767"/>
    </style:style>
    <style:style style:name="P37" style:family="paragraph" style:parent-style-name="Preformatted_20_Text">
      <style:text-properties officeooo:rsid="00566b58" officeooo:paragraph-rsid="00566b58"/>
    </style:style>
    <style:style style:name="P38" style:family="paragraph" style:parent-style-name="Preformatted_20_Text">
      <style:text-properties officeooo:rsid="005751c6" officeooo:paragraph-rsid="005751c6"/>
    </style:style>
    <style:style style:name="P39" style:family="paragraph" style:parent-style-name="Preformatted_20_Text">
      <style:text-properties officeooo:rsid="00579ea1" officeooo:paragraph-rsid="00579ea1"/>
    </style:style>
    <style:style style:name="P40" style:family="paragraph" style:parent-style-name="Preformatted_20_Text">
      <style:text-properties officeooo:rsid="00582644" officeooo:paragraph-rsid="00582644"/>
    </style:style>
    <style:style style:name="P41" style:family="paragraph" style:parent-style-name="Preformatted_20_Text">
      <style:text-properties officeooo:rsid="0058483f" officeooo:paragraph-rsid="0058483f"/>
    </style:style>
    <style:style style:name="T1" style:family="text">
      <style:text-properties officeooo:rsid="001d77ec"/>
    </style:style>
    <style:style style:name="T2" style:family="text">
      <style:text-properties officeooo:rsid="00226715"/>
    </style:style>
    <style:style style:name="T3" style:family="text">
      <style:text-properties officeooo:rsid="00244e9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d77ec"/>
    </style:style>
    <style:style style:name="T6" style:family="text">
      <style:text-properties style:text-underline-style="solid" style:text-underline-width="auto" style:text-underline-color="font-color" officeooo:rsid="002b8508"/>
    </style:style>
    <style:style style:name="T7" style:family="text">
      <style:text-properties style:text-underline-style="solid" style:text-underline-width="auto" style:text-underline-color="font-color" officeooo:rsid="002cbac4"/>
    </style:style>
    <style:style style:name="T8" style:family="text">
      <style:text-properties style:text-underline-style="solid" style:text-underline-width="auto" style:text-underline-color="font-color" officeooo:rsid="003175ff"/>
    </style:style>
    <style:style style:name="T9" style:family="text">
      <style:text-properties style:text-underline-style="solid" style:text-underline-width="auto" style:text-underline-color="font-color" officeooo:rsid="0032d585"/>
    </style:style>
    <style:style style:name="T10" style:family="text">
      <style:text-properties style:text-underline-style="solid" style:text-underline-width="auto" style:text-underline-color="font-color" officeooo:rsid="0035ae53"/>
    </style:style>
    <style:style style:name="T11" style:family="text">
      <style:text-properties officeooo:rsid="002a2ff9"/>
    </style:style>
    <style:style style:name="T12" style:family="text">
      <style:text-properties fo:font-style="italic" style:text-underline-style="solid" style:text-underline-width="auto" style:text-underline-color="font-color" officeooo:rsid="001d77e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5ae53" style:font-style-asian="italic" style:font-style-complex="itali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4cac27"/>
    </style:style>
    <style:style style:name="T16" style:family="text">
      <style:text-properties fo:font-style="normal" style:text-underline-style="none" officeooo:rsid="003175ff" style:font-style-asian="normal" style:font-style-complex="normal"/>
    </style:style>
    <style:style style:name="T17" style:family="text">
      <style:text-properties fo:font-style="normal" style:text-underline-style="none" officeooo:rsid="0032d585" style:font-style-asian="normal" style:font-style-complex="normal"/>
    </style:style>
    <style:style style:name="T18" style:family="text">
      <style:text-properties fo:font-style="normal" style:text-underline-style="none" officeooo:rsid="003424b6" style:font-style-asian="normal" style:font-style-complex="normal"/>
    </style:style>
    <style:style style:name="T19" style:family="text">
      <style:text-properties fo:font-style="normal" style:text-underline-style="none" officeooo:rsid="0035ae53" style:font-style-asian="normal" style:font-style-complex="normal"/>
    </style:style>
    <style:style style:name="T20" style:family="text">
      <style:text-properties officeooo:rsid="0036ffe0"/>
    </style:style>
    <style:style style:name="T21" style:family="text">
      <style:text-properties officeooo:rsid="00386e01"/>
    </style:style>
    <style:style style:name="T22" style:family="text">
      <style:text-properties officeooo:rsid="003a51de"/>
    </style:style>
    <style:style style:name="T23" style:family="text">
      <style:text-properties officeooo:rsid="003cb838"/>
    </style:style>
    <style:style style:name="T24" style:family="text">
      <style:text-properties officeooo:rsid="00438b6f"/>
    </style:style>
    <style:style style:name="T25" style:family="text">
      <style:text-properties officeooo:rsid="004cac27"/>
    </style:style>
    <style:style style:name="T26" style:family="text">
      <style:text-properties officeooo:rsid="005078b8"/>
    </style:style>
    <style:style style:name="T27" style:family="text">
      <style:text-properties officeooo:rsid="00535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Les </text:span><text:span text:style-name="T11">attributs :</text:span></text:p>
      <text:p text:style-name="P1"><text:span text:style-name="T4"/></text:p>
      <text:p text:style-name="P1"><text:span text:style-name="T4">É</text:span><text:span text:style-name="T5">tat </text:span><text:span text:style-name="T7">physique</text:span><text:span text:style-name="T5"> :</text:span><text:span text:style-name="T1"> l’état physique liste les blessures subit par le personnage. Chaque blessures à un niveau de gravité, quand le niveau de gravité cumulé dépasse la robustesse d’un personne, le personnage est </text:span><text:span text:style-name="T12">mort</text:span><text:span text:style-name="T1">.</text:span></text:p>
      <text:p text:style-name="P1"/>
      <text:p text:style-name="P2"><text:span text:style-name="T4">É</text:span><text:span text:style-name="T5">tat </text:span><text:span text:style-name="T6">psychologique</text:span><text:span text:style-name="T5"> :</text:span><text:span text:style-name="T1"> l’état psychologique liste les traumatisme subit par le personnage. Chaque traumatisme à un niveau de gravité, quand le niveau de gravité cumulé dépasse l’âme d’un personne, le personnage devient </text:span><text:span text:style-name="T12">fou</text:span><text:span text:style-name="T1">.</text:span></text:p>
      <text:p text:style-name="P2"/>
      <text:p text:style-name="P6"><text:span text:style-name="T10">Énergie</text:span><text:span text:style-name="T5"> :</text:span><text:span text:style-name="T1"> l’énergie</text:span><text:span text:style-name="T18"> représente le niveau de fatigue, plus elle est basse, plus le personnage est fatigué</text:span><text:span text:style-name="T1">. Si l’énergie tombe à 0, le personnage devient </text:span><text:span text:style-name="T13">épuisé</text:span><text:span text:style-name="T19">.</text:span></text:p>
      <text:p text:style-name="P5"/>
      <text:p text:style-name="P3"><text:span text:style-name="T8">Points d’actions</text:span><text:span text:style-name="T5"> :</text:span><text:span text:style-name="T1"> l</text:span><text:span text:style-name="T16">es points d’actions représente le nombre d’actions possible lors d’un tour</text:span><text:span text:style-name="T1">.</text:span></text:p>
      <text:p text:style-name="P3"/>
      <text:p text:style-name="P4"><text:span text:style-name="T9">Mouvement</text:span><text:span text:style-name="T5"> :</text:span><text:span text:style-name="T1"> l</text:span><text:span text:style-name="T16">e </text:span><text:span text:style-name="T17">mouvement représente la rapidité du personnage lors de ses déplacements</text:span><text:span text:style-name="T1">.</text:span></text:p>
      <text:p text:style-name="P1"/>
      <text:p text:style-name="P15">Les caractéristiques :</text:p>
      <text:p text:style-name="P1"/>
      <text:p text:style-name="P10"><text:span text:style-name="T4">Robustesse :</text:span> </text:p>
      <text:p text:style-name="P10"><text:span text:style-name="T2">La robustesse représente la force et la résistance d’un personnage. Plus il possède de robustesse plus il peut encaisser de blessures.</text:span></text:p>
      <text:p text:style-name="P14">Métabolisme :</text:p>
      <text:p text:style-name="P11">Le métabolisme représente la résilience du personnage face aux saignement, maladies et poisons. Mais aussi sa capacité à récupérer.</text:p>
      <text:p text:style-name="P14">Prestesse :</text:p>
      <text:p text:style-name="P12">La prestesse d’un représente l’agilité, la dextérité, la souplesse et la rapidité d’un personnage.</text:p>
      <text:p text:style-name="P9"/>
      <text:p text:style-name="P14">Esprit :</text:p>
      <text:p text:style-name="P12">L’esprit représente la capacité d’un personnage à apprendre et raisonné. Un personnage avec beaucoup d’esprit aura plus de compétences. <text:span text:style-name="T27">L’esprit représente aussi et surtout la vivacité d’esprit et l’attention du personnage.</text:span></text:p>
      <text:p text:style-name="P14">Sagesse :</text:p>
      <text:p text:style-name="P12">La sagesse représente le savoir, la culture, la quantité de chose connut par le personnage, c’est sa mémoire.</text:p>
      <text:p text:style-name="P14">Âme :</text:p>
      <text:p text:style-name="P13">L’âme représente la force de caractère et le charisme du personnage mais aussi la solidité de son « âme ». <text:span text:style-name="T3">Un personnage avec beaucoup d’âme est souvent brave.</text:span></text:p>
      <text:p text:style-name="P8"/>
      <text:p text:style-name="P17">Les c<text:span text:style-name="T20">ompétence</text:span>s :</text:p>
      <text:p text:style-name="P7"/>
      <text:p text:style-name="P26">Chaque compétences possède une caractéristiques lié. Les joueurs possède une base dans la compétence <text:span text:style-name="T21">équivalente</text:span> à la valeur de leur caractéristique lié. <text:span text:style-name="T22">Par exemple un personnage ayant 3 en prestesse démarre avec 3 en Arme de poing.</text:span></text:p>
      <text:p text:style-name="P26"/>
      <text:p text:style-name="P18">Compétences liées à la robustesse :</text:p>
      <text:p text:style-name="P30">Art<text:span text:style-name="T24">s</text:span> martiaux</text:p>
      <text:p text:style-name="P21"><text:span text:style-name="T14">Arme blanche</text:span></text:p>
      <text:p text:style-name="P25"><text:span text:style-name="T14">Ténacité</text:span></text:p>
      <text:p text:style-name="P30"/>
      <text:p text:style-name="P18">Compétences liées au métabolisme :</text:p>
      <text:p text:style-name="P37">Résistance aux drogues</text:p>
      <text:p text:style-name="P38">Résistance aux poisons</text:p>
      <text:p text:style-name="P39">Résistance aux maladies</text:p>
      <text:p text:style-name="P40">Résistance aux saignements</text:p>
      <text:p text:style-name="P41">Récupération</text:p>
      <text:p text:style-name="P36"/>
      <text:p text:style-name="P7"/>
      <text:p text:style-name="P19">Compétences liées <text:span text:style-name="T25">à la</text:span> <text:span text:style-name="T25">prestesse</text:span> :</text:p>
      <text:p text:style-name="P27">Arme de poing</text:p>
      <text:p text:style-name="P27">Fusil</text:p>
      <text:p text:style-name="P29"><text:soft-page-break/>Fusil à pompe</text:p>
      <text:p text:style-name="P27"><text:span text:style-name="T23">Fusil de s</text:span>niper</text:p>
      <text:p text:style-name="P28">Arme lourde</text:p>
      <text:p text:style-name="P28"/>
      <text:p text:style-name="P28"/>
      <text:p text:style-name="P20">Compétences liées <text:span text:style-name="T25">à l’esprit</text:span> :</text:p>
      <text:p text:style-name="P22"><text:span text:style-name="T14">Vigilance</text:span></text:p>
      <text:p text:style-name="P22"><text:span text:style-name="T14"/></text:p>
      <text:p text:style-name="P20">Compétences liées <text:span text:style-name="T25">à la sagesse</text:span> :</text:p>
      <text:p text:style-name="P31">Médecine</text:p>
      <text:p text:style-name="P34">Biologie</text:p>
      <text:p text:style-name="P23"><text:span text:style-name="T14">Géographie</text:span></text:p>
      <text:p text:style-name="P23"><text:span text:style-name="T14"/></text:p>
      <text:p text:style-name="P20">Compétences liées <text:span text:style-name="T25">à la</text:span> <text:span text:style-name="T26">âme</text:span> :</text:p>
      <text:p text:style-name="P24"><text:span text:style-name="T14">Résilience</text:span></text:p>
      <text:p text:style-name="P24"><text:span text:style-name="T14">Bravo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4:08:52.946769785</dc:date>
    <meta:editing-duration>PT25M19S</meta:editing-duration>
    <meta:editing-cycles>66</meta:editing-cycles>
    <meta:generator>LibreOffice/6.0.6.2$Linux_X86_64 LibreOffice_project/00m0$Build-2</meta:generator>
    <meta:document-statistic meta:table-count="0" meta:image-count="0" meta:object-count="0" meta:page-count="2" meta:paragraph-count="46" meta:word-count="379" meta:character-count="2415" meta:non-whitespace-character-count="2081"/>
  </office:meta>
</office:document-meta>
</file>